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office:value-type="float" office:value="1" calcext:value-type="float">
            <text:p>1</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1">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1015"/>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04:00:13.41665504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04:26:12.674227233</dc:date>
    <meta:creation-date>2016-09-05T22:47:24Z</meta:creation-date>
    <meta:editing-cycles>1541</meta:editing-cycles>
    <meta:editing-duration>P31DT15H36M7S</meta:editing-duration>
    <meta:generator>LibreOffice/5.2.7.2$Linux_X86_64 LibreOffice_project/20m0$Build-2</meta:generator>
    <meta:document-statistic meta:table-count="4" meta:cell-count="4257" meta:object-count="0"/>
  </office:meta>
</office:document-meta>
</file>